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3769C7382132E220.png" manifest:media-type="image/png"/>
  <manifest:file-entry manifest:full-path="Pictures/10000001000007800000043853E5153E75ACBDD0.png" manifest:media-type="image/png"/>
  <manifest:file-entry manifest:full-path="Pictures/100000010000078000000438904B03A2E61E554E.png" manifest:media-type="image/png"/>
  <manifest:file-entry manifest:full-path="Pictures/1000000100000780000004381F1DF94B9E10CA6A.png" manifest:media-type="image/png"/>
  <manifest:file-entry manifest:full-path="Pictures/100000010000078000000438F17C7DF76E6F8EFD.png" manifest:media-type="image/png"/>
  <manifest:file-entry manifest:full-path="Pictures/1000000100000780000004385028E46B08FF1B9C.png" manifest:media-type="image/png"/>
  <manifest:file-entry manifest:full-path="Pictures/1000000100000780000004381923596804AF2D11.png" manifest:media-type="image/png"/>
  <manifest:file-entry manifest:full-path="Pictures/100000010000078000000438260FB42AE3DE5F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aac" officeooo:paragraph-rsid="000e1a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12.264cm" draw:z-index="0"><draw:image xlink:href="Pictures/100000010000078000000438260FB42AE3DE5F9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2" text:anchor-type="char" svg:width="17cm" svg:height="13.125cm" draw:z-index="1"><draw:image xlink:href="Pictures/1000000100000780000004381923596804AF2D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3" text:anchor-type="char" svg:width="17cm" svg:height="10.155cm" draw:z-index="2"><draw:image xlink:href="Pictures/1000000100000780000004385028E46B08FF1B9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17cm" svg:height="11.793cm" draw:z-index="3"><draw:image xlink:href="Pictures/100000010000078000000438F17C7DF76E6F8EF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5" text:anchor-type="char" svg:width="17cm" svg:height="12.374cm" draw:z-index="4"><draw:image xlink:href="Pictures/1000000100000780000004381F1DF94B9E10CA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width="17cm" svg:height="11.79cm" draw:z-index="5"><draw:image xlink:href="Pictures/100000010000078000000438904B03A2E61E554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width="17cm" svg:height="10.523cm" draw:z-index="6"><draw:image xlink:href="Pictures/1000000100000780000004383769C7382132E22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8" text:anchor-type="char" svg:width="17cm" svg:height="10.469cm" draw:z-index="7"><draw:image xlink:href="Pictures/10000001000007800000043853E5153E75ACBD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9:41:55.146354931</meta:creation-date>
    <dc:date>2023-11-28T09:44:40.541713906</dc:date>
    <meta:editing-duration>PT2M46S</meta:editing-duration>
    <meta:editing-cycles>1</meta:editing-cycles>
    <meta:document-statistic meta:table-count="0" meta:image-count="8" meta:object-count="0" meta:page-count="8" meta:paragraph-count="0" meta:word-count="0" meta:character-count="0" meta:non-whitespace-character-count="0"/>
    <meta:generator>LibreOffice/7.3.7.2$Linux_X86_64 LibreOffice_project/30$Build-2</meta:generator>
  </office:meta>
</office:document-meta>
</file>